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284" officeooo:paragraph-rsid="00066284"/>
    </style:style>
    <style:style style:name="P2" style:family="paragraph" style:parent-style-name="Standard">
      <style:text-properties officeooo:rsid="0009b7fd" officeooo:paragraph-rsid="0009b7fd"/>
    </style:style>
    <style:style style:name="P3" style:family="paragraph" style:parent-style-name="Standard">
      <style:text-properties officeooo:rsid="000b9ea5" officeooo:paragraph-rsid="000b9ea5"/>
    </style:style>
    <style:style style:name="P4" style:family="paragraph" style:parent-style-name="Standard">
      <style:text-properties officeooo:rsid="000d28ce" officeooo:paragraph-rsid="000d28ce"/>
    </style:style>
    <style:style style:name="P5" style:family="paragraph" style:parent-style-name="Standard">
      <style:text-properties fo:color="#ffffff" style:font-name="Loma" officeooo:rsid="00093078" officeooo:paragraph-rsid="00093078" fo:background-color="#ff0000"/>
    </style:style>
    <style:style style:name="P6" style:family="paragraph" style:parent-style-name="Standard">
      <style:text-properties officeooo:rsid="0012f60e" officeooo:paragraph-rsid="0012f60e"/>
    </style:style>
    <style:style style:name="P7" style:family="paragraph" style:parent-style-name="Standard">
      <style:text-properties fo:font-weight="bold" officeooo:rsid="001750b6" officeooo:paragraph-rsid="001750b6" style:font-weight-asian="bold" style:font-weight-complex="bold"/>
    </style:style>
    <style:style style:name="P8" style:family="paragraph" style:parent-style-name="Standard">
      <style:text-properties officeooo:rsid="00181700" officeooo:paragraph-rsid="00181700"/>
    </style:style>
    <style:style style:name="P9" style:family="paragraph" style:parent-style-name="Standard">
      <style:text-properties officeooo:rsid="0019aa7e" officeooo:paragraph-rsid="0019aa7e"/>
    </style:style>
    <style:style style:name="P10" style:family="paragraph" style:parent-style-name="Standard">
      <style:text-properties officeooo:rsid="0019e110" officeooo:paragraph-rsid="0019e110"/>
    </style:style>
    <style:style style:name="P11" style:family="paragraph" style:parent-style-name="Standard">
      <style:text-properties officeooo:rsid="0019e110" officeooo:paragraph-rsid="001c463e"/>
    </style:style>
    <style:style style:name="P12" style:family="paragraph" style:parent-style-name="Standard">
      <style:text-properties officeooo:rsid="001e0d6b" officeooo:paragraph-rsid="001e850f"/>
    </style:style>
    <style:style style:name="P13" style:family="paragraph" style:parent-style-name="Standard">
      <style:text-properties officeooo:rsid="0020613c" officeooo:paragraph-rsid="0020613c"/>
    </style:style>
    <style:style style:name="P14" style:family="paragraph" style:parent-style-name="Standard">
      <style:text-properties officeooo:rsid="002162b4" officeooo:paragraph-rsid="002162b4"/>
    </style:style>
    <style:style style:name="P15" style:family="paragraph" style:parent-style-name="Standard">
      <style:text-properties officeooo:rsid="00234416" officeooo:paragraph-rsid="00234416"/>
    </style:style>
    <style:style style:name="P16" style:family="paragraph" style:parent-style-name="Standard">
      <style:text-properties officeooo:rsid="0023d376" officeooo:paragraph-rsid="0023d376"/>
    </style:style>
    <style:style style:name="P17" style:family="paragraph" style:parent-style-name="Standard">
      <style:text-properties officeooo:rsid="002737ce" officeooo:paragraph-rsid="002737ce"/>
    </style:style>
    <style:style style:name="P18" style:family="paragraph" style:parent-style-name="Standard">
      <style:text-properties officeooo:rsid="0029251a" officeooo:paragraph-rsid="0029251a"/>
    </style:style>
    <style:style style:name="P19" style:family="paragraph" style:parent-style-name="Standard">
      <style:text-properties officeooo:rsid="0031bbe6" officeooo:paragraph-rsid="003df8be"/>
    </style:style>
    <style:style style:name="P20" style:family="paragraph" style:parent-style-name="Standard">
      <style:text-properties officeooo:rsid="0035a692" officeooo:paragraph-rsid="0035a692"/>
    </style:style>
    <style:style style:name="P21" style:family="paragraph" style:parent-style-name="Standard">
      <style:text-properties officeooo:rsid="003ea485" officeooo:paragraph-rsid="003ea485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15012" officeooo:paragraph-rsid="00315012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2ad377" officeooo:paragraph-rsid="002ad377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71de4" officeooo:paragraph-rsid="00371de4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rsid="0035b476" officeooo:paragraph-rsid="0035b476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29251a" officeooo:paragraph-rsid="002ad377"/>
    </style:style>
    <style:style style:name="P27" style:family="paragraph" style:parent-style-name="Standard">
      <style:text-properties officeooo:rsid="00234416" officeooo:paragraph-rsid="00234416"/>
    </style:style>
    <style:style style:name="P28" style:family="paragraph" style:parent-style-name="Standard">
      <style:text-properties officeooo:rsid="003ff962" officeooo:paragraph-rsid="003ff962"/>
    </style:style>
    <style:style style:name="T1" style:family="text">
      <style:text-properties officeooo:rsid="0011c69d"/>
    </style:style>
    <style:style style:name="T2" style:family="text">
      <style:text-properties officeooo:rsid="0014d645"/>
    </style:style>
    <style:style style:name="T3" style:family="text">
      <style:text-properties officeooo:rsid="0016b394"/>
    </style:style>
    <style:style style:name="T4" style:family="text">
      <style:text-properties officeooo:rsid="0019aa7e"/>
    </style:style>
    <style:style style:name="T5" style:family="text">
      <style:text-properties officeooo:rsid="001a7c88"/>
    </style:style>
    <style:style style:name="T6" style:family="text">
      <style:text-properties officeooo:rsid="001c463e"/>
    </style:style>
    <style:style style:name="T7" style:family="text">
      <style:text-properties officeooo:rsid="001e850f"/>
    </style:style>
    <style:style style:name="T8" style:family="text">
      <style:text-properties officeooo:rsid="0031e1a7"/>
    </style:style>
    <style:style style:name="T9" style:family="text">
      <style:text-properties officeooo:rsid="00315012"/>
    </style:style>
    <style:style style:name="T10" style:family="text">
      <style:text-properties officeooo:rsid="0036a0a2"/>
    </style:style>
    <style:style style:name="T11" style:family="text">
      <style:text-properties officeooo:rsid="00371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BAE SYSTEMS </text:p>
      <text:p text:style-name="P2">COMPILATION NOTE</text:p>
      <text:p text:style-name="P1"/>
      <text:p text:style-name="P3">PROJECT: <text:span text:style-name="T2">CMAKE FULL INVESTIGATION</text:span></text:p>
      <text:p text:style-name="P4"><text:span text:style-name="T1">FROM </text:span>DATE: <text:span text:style-name="T2">12/6/17</text:span></text:p>
      <text:p text:style-name="P4"/>
      <text:p text:style-name="P6">DESCRIPTIONS: <text:span text:style-name="T3">A thorough learning and investigation of Cmake tutorials and documentation. </text:span></text:p>
      <text:p text:style-name="P6"/>
      <text:p text:style-name="P7">12/6/17</text:p>
      <text:p text:style-name="P8">1. [<text:span text:style-name="T4">1502</text:span>]</text:p>
      <text:p text:style-name="P9">Sources</text:p>
      <text:p text:style-name="P10">(add new <text:span text:style-name="T5">ones </text:span>here)</text:p>
      <text:p text:style-name="P10"/>
      <text:p text:style-name="P11">1. <text:a xlink:type="simple" xlink:href="https://cmake.org/cmake-tutorial/"><text:span text:style-name="T6">https://cmake.org/cmake-tutorial/</text:span></text:a></text:p>
      <text:p text:style-name="P12">2. <text:a xlink:type="simple" xlink:href="https://www.gitbook.com/book/tuannguyen68/learning-cmake-a-beginner-s-guide/details"><text:span text:style-name="T7">https://www.gitbook.com/book/tuannguyen68/learning-cmake-a-beginner-s-guide/details</text:span></text:a></text:p>
      <text:p text:style-name="P13">3. <text:a xlink:type="simple" xlink:href="https://cmake.org/Wiki/CMake_Useful_Variables">https://cmake.org/Wiki/CMake_Useful_Variables</text:a></text:p>
      <text:p text:style-name="P14">4. <text:a xlink:type="simple" xlink:href="https://cmake.org/Wiki/CMake">https://cmake.org/Wiki/CMake</text:a></text:p>
      <text:p text:style-name="P14">5. <text:a xlink:type="simple" xlink:href="http://www.elpauer.org/stuff/learning_cmake.pdf">http://www.elpauer.org/stuff/learning_cmake.pdf</text:a></text:p>
      <text:p text:style-name="P15">6. <text:a xlink:type="simple" xlink:href="http://www.bogotobogo.com/cplusplus/files/cmake/CMake-tutorial-pdf.pdf">http://www.bogotobogo.com/cplusplus/files/cmake/CMake-tutorial-pdf.pdf</text:a></text:p>
      <text:p text:style-name="P28">7. <text:a xlink:type="simple" xlink:href="http://wiki.ros.org/catkin/CMakeLists.txt">http://wiki.ros.org/catkin/CMakeLists.txt</text:a></text:p>
      <text:p text:style-name="P28"/>
      <text:p text:style-name="P15"/>
      <text:p text:style-name="P15"/>
      <text:p text:style-name="P16">2. [1946]</text:p>
      <text:p text:style-name="P16">Summary</text:p>
      <text:p text:style-name="P16">on How to include an external header file.</text:p>
      <text:p text:style-name="P16"/>
      <text:p text:style-name="P17">Note: This is mainly a problem of how to add directories in the Cmakelist.txt. </text:p>
      <text:p text:style-name="P17"/>
      <text:p text:style-name="P18">An example:</text:p>
      <text:p text:style-name="P18"/>
      <text:p text:style-name="P20">In the C<text:span text:style-name="T10">M</text:span>akeList.txt</text:p>
      <text:p text:style-name="P22">find_package(cwru_davinci_kinematics REQUIRED)</text:p>
      <text:p text:style-name="P22"/>
      <text:p text:style-name="P23">include_directories(include </text:p>
      <text:p text:style-name="P23"><text:tab/><text:tab/> <text:s text:c="3"/>${EIGEN3_INCLUDE_DIR} </text:p>
      <text:p text:style-name="P23"><text:tab/><text:tab/> <text:s text:c="3"/>${catkin_INCLUDES} </text:p>
      <text:p text:style-name="P23"><text:s text:c="27"/>${catkin_INCLUDE_DIRS} </text:p>
      <text:p text:style-name="P23"><text:s text:c="27"/>${Boost_INCLUDE_DIRS} </text:p>
      <text:p text:style-name="P23"><text:s text:c="27"/>${GSTREAMER_INCLUDE_DIRS} </text:p>
      <text:p text:style-name="P23"><text:tab/> <text:s text:c="14"/>${cwru_davinci_kinematics_SOURCE_DIR}/include)</text:p>
      <text:p text:style-name="P23"/>
      <text:p text:style-name="P25">In the <text:span text:style-name="T11">local header file, there is an include line:</text:span></text:p>
      <text:p text:style-name="P24">#include &lt;cwru_davinci_kinematics/davinci_kinematics.h&gt;</text:p>
      <text:p text:style-name="P26"/>
      <text:p text:style-name="P19">You need to find the package using the <text:span text:style-name="T8">argument </text:span><text:s/><text:span text:style-name="T9">find_package. Then a Cmake variable will be set and its name is just the package name. By adding different suffixes it can then represent different things. Because you are looking for <text:s/>cwru_davinci_kinematics/davinci_kinematics.h in the local header file, </text:span><text:soft-page-break/><text:span text:style-name="T9">you must start searching from directory <text:s/>cwru_davinci_kinematics' parent directory, which in this case is ${cwru_davinci_kinematics_SOURCE_DIR}/include, this is why this argument needs to be added into the include_directories. </text:span></text:p>
      <text:p text:style-name="P19"/>
      <text:p text:style-name="P21">So you see, the way you include directories in the CmakeList.txt interacts directly with how you include a header file inside the source code or a header file.</text:p>
      <text:p text:style-name="P12"/>
      <text:p text:style-name="P1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6:13:04.239329607</meta:creation-date>
    <dc:date>2017-06-12T20:18:13.637131012</dc:date>
    <meta:editing-duration>PT5H13M10S</meta:editing-duration>
    <meta:editing-cycles>63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196" meta:character-count="1886" meta:non-whitespace-character-count="1601"/>
  </office:meta>
</office:document-meta>
</file>